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7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9.17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7.53mm"/>
    </style:style>
    <style:style style:name="co6" style:family="table-column">
      <style:table-column-properties fo:break-before="auto" style:column-width="101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99ff99" style:text-align-source="fix" style:repeat-content="false" style:rotation-angle="0" style:rotation-align="bottom" style:vertical-align="middle"/>
      <style:paragraph-properties fo:text-align="center"/>
      <style:text-properties fo:font-size="12pt" fo:font-weight="bold"/>
    </style:style>
    <style:style style:name="ce27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3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ngle="47" style:rotation-align="bottom"/>
    </style:style>
    <style:style style:name="ce7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9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11" style:family="table-cell" style:parent-style-name="Default">
      <style:text-properties fo:color="#aea79f"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style:rotation-angle="47" style:rotation-align="bottom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5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cc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2nd Merge" table:style-name="ta1" table:print="false">
        <table:table-column table:style-name="co1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style-name="ce2"/>
          <table:covered-table-cell table:number-columns-repeated="2" table:style-name="ce6"/>
          <table:table-cell/>
        </table:table-row>
        <table:table-row table:style-name="ro2">
          <table:table-cell table:style-name="ce27" office:value-type="string" calcext:value-type="string">
            <text:p>playCounter</text:p>
          </table:table-cell>
          <table:table-cell table:style-name="ce27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7" office:value-type="string" calcext:value-type="string">
            <text:p>playCounter</text:p>
          </table:table-cell>
          <table:table-cell table:style-name="ce27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7" office:value-type="string" calcext:value-type="string">
            <text:p>playCounter</text:p>
          </table:table-cell>
          <table:table-cell table:style-name="ce27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1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5" office:value-type="string" calcext:value-type="string" table:number-columns-spanned="1" table:number-rows-spanned="2">
            <text:p>If Rating are different (&amp; &gt;0), stat source rating is chosen</text:p>
            <text:p>As not setting RatingModifDate in test =&gt; test TODO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covered-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13"/>
        </table:table-row>
        <table:table-row table:style-name="ro3" table:number-rows-repeated="104856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3rd Merge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style-name="ce27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style-name="ce27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style-name="ce27"/>
          <table:covered-table-cell table:number-columns-repeated="2" table:style-name="ce6"/>
          <table:table-cell/>
        </table:table-row>
        <table:table-row table:style-name="ro2">
          <table:table-cell table:style-name="ce16" office:value-type="string" calcext:value-type="string">
            <text:p>Previous</text:p>
            <text:p/>
          </table:table-cell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51"/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51"/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5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style-name="ce25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25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1"/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1"/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1"/>
        </table:table-row>
        <table:table-row table:style-name="ro3"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style-name="ce5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1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1"/>
          <table:table-cell table:style-name="ce25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6" office:value-type="string" calcext:value-type="string" table:number-columns-spanned="1" table:number-rows-spanned="2">
            <text:p>If Rating are different (&amp; &gt;0), stat source rating is chosen</text:p>
            <text:p>As not setting RatingModifDate in test =&gt; test TODO</text:p>
          </table:table-cell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2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2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covered-table-cell table:style-name="ce51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1"/>
        </table:table-row>
        <table:table-row table:style-name="ro3">
          <table:table-cell table:number-columns-repeated="2"/>
          <table:table-cell table:style-name="Default"/>
          <table:table-cell table:number-columns-repeated="13"/>
        </table:table-row>
        <table:table-row table:style-name="ro3" table:number-rows-repeated="1048562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3:00:32.915349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7-03-05T23:00:44.424881886</meta:creation-date>
    <dc:date>2018-11-04T23:21:27.140580715</dc:date>
    <dc:creator>Raphael </dc:creator>
    <meta:editing-duration>PT1H51M8S</meta:editing-duration>
    <meta:editing-cycles>35</meta:editing-cycles>
    <meta:generator>LibreOffice/6.0.6.2$Linux_X86_64 LibreOffice_project/00m0$Build-2</meta:generator>
    <meta:document-statistic meta:table-count="2" meta:cell-count="283" meta:object-count="0"/>
  </office:meta>
</office:document-meta>
</file>